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📝 Урок 5. MergeSort и основы эффективной сортировки</text:span></text:p>
      <text:p text:style-name="Text_20_body">MergeSort — общее понимание</text:p>
      <text:list text:style-name="L1">
        <text:list-item>
          <text:p text:style-name="P1">Один из <text:span text:style-name="Strong_20_Emphasis">базовых алгоритмов сортировки</text:span></text:p>
        </text:list-item>
        <text:list-item>
          <text:p text:style-name="P1">Часто встречается на <text:span text:style-name="Strong_20_Emphasis">собеседованиях и LeetCode</text:span></text:p>
        </text:list-item>
        <text:list-item>
          <text:p text:style-name="P1">Используется как часть <text:span text:style-name="Strong_20_Emphasis">TimSort</text:span></text:p>
        </text:list-item>
      </text:list>
      <text:p text:style-name="Text_20_body">Связь с TimSort</text:p>
      <text:list text:style-name="L2">
        <text:list-item>
          <text:p text:style-name="P2">TimSort = MergeSort + InsertionSort</text:p>
        </text:list-item>
        <text:list-item>
          <text:p text:style-name="P2">Реализацию TimSort <text:span text:style-name="Strong_20_Emphasis">учить не нужно</text:span></text:p>
        </text:list-item>
        <text:list-item>
          <text:p text:style-name="P2">Важно понимать идею и из каких частей он состоит</text:p>
        </text:list-item>
        <text:list-item>
          <text:p text:style-name="P2">InsertionSort используется для оптимизации на маленьких массивах</text:p>
        </text:list-item>
      </text:list>
      <text:p text:style-name="Text_20_body">Как работает MergeSort</text:p>
      <text:list text:style-name="L3">
        <text:list-item>
          <text:p text:style-name="P3">Делит массив <text:span text:style-name="Strong_20_Emphasis">пополам</text:span></text:p>
        </text:list-item>
        <text:list-item>
          <text:p text:style-name="P3">Деление продолжается, пока не останутся <text:span text:style-name="Strong_20_Emphasis">одиночные элементы</text:span></text:p>
        </text:list-item>
        <text:list-item>
          <text:p text:style-name="P3">Далее массивы <text:span text:style-name="Strong_20_Emphasis">склеиваются обратно</text:span> в отсортированном виде</text:p>
        </text:list-item>
        <text:list-item>
          <text:p text:style-name="P3">Сначала:</text:p>
          <text:list>
            <text:list-item>
              <text:p text:style-name="P3">1 элемент → 2 элемента</text:p>
            </text:list-item>
            <text:list-item>
              <text:p text:style-name="P3">потом 2 → 4</text:p>
            </text:list-item>
            <text:list-item>
              <text:p text:style-name="P3">потом 4 → 8 и т.д.</text:p>
            </text:list-item>
          </text:list>
        </text:list-item>
      </text:list>
      <text:p text:style-name="Text_20_body">Функция <text:span text:style-name="Source_20_Text">merge</text:span> — ключевая часть</text:p>
      <text:list text:style-name="L4">
        <text:list-item>
          <text:p text:style-name="P4">Принимает <text:span text:style-name="Strong_20_Emphasis">два отсортированных массива</text:span></text:p>
        </text:list-item>
        <text:list-item>
          <text:p text:style-name="P4">Возвращает <text:span text:style-name="Strong_20_Emphasis">один отсортированный массив</text:span></text:p>
        </text:list-item>
        <text:list-item>
          <text:p text:style-name="P4">Работает через <text:span text:style-name="Strong_20_Emphasis">два указателя</text:span></text:p>
        </text:list-item>
        <text:list-item>
          <text:p text:style-name="P4">Проходит каждый элемент <text:span text:style-name="Strong_20_Emphasis">один раз</text:span></text:p>
        </text:list-item>
      </text:list>
      <text:p text:style-name="Text_20_body">Сложность MergeSort</text:p>
      <text:list text:style-name="L5">
        <text:list-item>
          <text:p text:style-name="P5">Деление массива — <text:span text:style-name="Strong_20_Emphasis">log n уровней</text:span></text:p>
        </text:list-item>
        <text:list-item>
          <text:p text:style-name="P5">На каждом уровне происходит склейка всех элементов — <text:span text:style-name="Strong_20_Emphasis">n операций</text:span></text:p>
        </text:list-item>
        <text:list-item>
          <text:p text:style-name="P5">Итоговая сложность — <text:span text:style-name="Strong_20_Emphasis">O(n log n)</text:span></text:p>
        </text:list-item>
        <text:list-item>
          <text:p text:style-name="P5">Использует дополнительную память</text:p>
        </text:list-item>
      </text:list>
      <text:p text:style-name="Text_20_body">Что важно запомнить</text:p>
      <text:list text:style-name="L6">
        <text:list-item>
          <text:p text:style-name="P6">MergeSort — не про скорость написания, а про <text:span text:style-name="Strong_20_Emphasis">паттерн</text:span></text:p>
        </text:list-item>
        <text:list-item>
          <text:p text:style-name="P6">Главное — понимать:</text:p>
          <text:list>
            <text:list-item>
              <text:p text:style-name="P6">рекурсию</text:p>
            </text:list-item>
            <text:list-item>
              <text:p text:style-name="P6"><text:soft-page-break/>идею деления</text:p>
            </text:list-item>
            <text:list-item>
              <text:p text:style-name="P6">как работает <text:span text:style-name="Source_20_Text">merge</text:span></text:p>
            </text:list-item>
          </text:list>
        </text:list-item>
      </text:list>
      <text:p text:style-name="Text_20_body">Домашнее задание</text:p>
      <text:list text:style-name="L7">
        <text:list-item>
          <text:p text:style-name="P7">Реализовать функцию:</text:p>
          <text:list>
            <text:list-item>
              <text:p text:style-name="P7"><text:span text:style-name="Source_20_Text">merge(sortedArr1, sortedArr2)</text:span></text:p>
            </text:list-item>
          </text:list>
        </text:list-item>
        <text:list-item>
          <text:p text:style-name="P7">Условия:</text:p>
          <text:list>
            <text:list-item>
              <text:p text:style-name="P7">входные массивы <text:span text:style-name="Strong_20_Emphasis">уже отсортированы</text:span></text:p>
            </text:list-item>
            <text:list-item>
              <text:p text:style-name="P7">нельзя использовать встроенную сортировку</text:p>
            </text:list-item>
          </text:list>
        </text:list-item>
        <text:list-item>
          <text:p text:style-name="P7">Цель:</text:p>
          <text:list>
            <text:list-item>
              <text:p text:style-name="P7">научиться аккуратно работать с указателями</text:p>
            </text:list-item>
            <text:list-item>
              <text:p text:style-name="P7">понять основу MergeSort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09:57.013298162</meta:creation-date>
    <dc:date>2026-02-02T20:10:21.015955486</dc:date>
    <meta:editing-duration>PT24S</meta:editing-duration>
    <meta:editing-cycles>1</meta:editing-cycles>
    <meta:document-statistic meta:table-count="0" meta:image-count="0" meta:object-count="0" meta:page-count="2" meta:paragraph-count="43" meta:word-count="214" meta:character-count="1322" meta:non-whitespace-character-count="1179"/>
    <meta:generator>LibreOffice/25.8.4.2$Linux_X86_64 LibreOffice_project/580$Build-2</meta:generator>
  </office:meta>
</office:document-meta>
</file>